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b5b2b" officeooo:paragraph-rsid="000b5b2b" style:font-weight-asian="bold" style:font-weight-complex="bold"/>
    </style:style>
    <style:style style:name="P2"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cf434" officeooo:paragraph-rsid="000cf434" style:font-weight-asian="bold" style:font-weight-complex="bold"/>
    </style:style>
    <style:style style:name="P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53414" officeooo:paragraph-rsid="00053414"/>
    </style:style>
    <style:style style:name="P4" style:family="paragraph" style:parent-style-name="Standard" style:master-page-name="">
      <loext:graphic-properties draw:fill-gradient-name="gradient" draw:fill-hatch-name="hatch"/>
      <style:paragraph-properties fo:line-height="150%" fo:text-align="justify" style:justify-single-word="false" style:page-number="auto"/>
      <style:text-properties style:font-name="Arial nova light" fo:font-size="14pt" fo:font-weight="bold" officeooo:rsid="0002c067" officeooo:paragraph-rsid="0002c067" style:font-size-asian="14pt" style:font-weight-asian="bold" style:font-size-complex="14pt" style:font-weight-complex="bold"/>
    </style:style>
    <style:style style:name="P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7336b" officeooo:paragraph-rsid="0007336b"/>
    </style:style>
    <style:style style:name="P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0967fc"/>
    </style:style>
    <style:style style:name="P7"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140f49"/>
    </style:style>
    <style:style style:name="P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b5b2b" officeooo:paragraph-rsid="000b5b2b"/>
    </style:style>
    <style:style style:name="P9"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4629" officeooo:paragraph-rsid="00154629"/>
    </style:style>
    <style:style style:name="P10" style:family="paragraph" style:parent-style-name="Standard">
      <loext:graphic-properties draw:fill-gradient-name="gradient" draw:fill-hatch-name="hatch"/>
      <style:paragraph-properties fo:line-height="150%" fo:text-align="justify" style:justify-single-word="false" fo:break-before="page"/>
      <style:text-properties style:font-name="Arial nova light" officeooo:rsid="00154629" officeooo:paragraph-rsid="00154629"/>
    </style:style>
    <style:style style:name="P11"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27a57e"/>
    </style:style>
    <style:style style:name="P12"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305efe"/>
    </style:style>
    <style:style style:name="P1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4d174"/>
    </style:style>
    <style:style style:name="P14"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643c1"/>
    </style:style>
    <style:style style:name="P1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a913d"/>
    </style:style>
    <style:style style:name="P1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d47b3"/>
    </style:style>
    <style:style style:name="P17" style:family="paragraph" style:parent-style-name="Standard">
      <loext:graphic-properties draw:fill-gradient-name="gradient" draw:fill-hatch-name="hatch"/>
      <style:paragraph-properties fo:line-height="150%" fo:text-align="justify" style:justify-single-word="false"/>
      <style:text-properties officeooo:paragraph-rsid="0024d174"/>
    </style:style>
    <style:style style:name="P1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643c1"/>
    </style:style>
    <style:style style:name="T1" style:family="text">
      <style:text-properties officeooo:rsid="00078c7f"/>
    </style:style>
    <style:style style:name="T2" style:family="text">
      <style:text-properties officeooo:rsid="000ed6e6"/>
    </style:style>
    <style:style style:name="T3" style:family="text">
      <style:text-properties officeooo:rsid="001013f8"/>
    </style:style>
    <style:style style:name="T4" style:family="text">
      <style:text-properties officeooo:rsid="00103915"/>
    </style:style>
    <style:style style:name="T5" style:family="text">
      <style:text-properties officeooo:rsid="00106cd4"/>
    </style:style>
    <style:style style:name="T6" style:family="text">
      <style:text-properties officeooo:rsid="00140f49"/>
    </style:style>
    <style:style style:name="T7" style:family="text">
      <style:text-properties style:font-name="Arial nova light" officeooo:rsid="0018efb3"/>
    </style:style>
    <style:style style:name="T8" style:family="text">
      <style:text-properties style:font-name="Arial nova light" officeooo:rsid="001c1fe6"/>
    </style:style>
    <style:style style:name="T9" style:family="text">
      <style:text-properties officeooo:rsid="0017603b"/>
    </style:style>
    <style:style style:name="T10" style:family="text">
      <style:text-properties officeooo:rsid="0017f9ec"/>
    </style:style>
    <style:style style:name="T11" style:family="text">
      <style:text-properties officeooo:rsid="00194dba"/>
    </style:style>
    <style:style style:name="T12" style:family="text">
      <style:text-properties officeooo:rsid="001a6fef"/>
    </style:style>
    <style:style style:name="T13" style:family="text">
      <style:text-properties officeooo:rsid="001c1fe6"/>
    </style:style>
    <style:style style:name="T14" style:family="text">
      <style:text-properties officeooo:rsid="001e0afa"/>
    </style:style>
    <style:style style:name="T15" style:family="text">
      <style:text-properties officeooo:rsid="00200f3b"/>
    </style:style>
    <style:style style:name="T16" style:family="text">
      <style:text-properties officeooo:rsid="002147c7"/>
    </style:style>
    <style:style style:name="T17" style:family="text">
      <style:text-properties fo:font-weight="bold" style:font-weight-asian="bold" style:font-weight-complex="bold"/>
    </style:style>
    <style:style style:name="T18" style:family="text">
      <style:text-properties fo:font-weight="bold" officeooo:rsid="0018b4af" style:font-weight-asian="bold" style:font-weight-complex="bold"/>
    </style:style>
    <style:style style:name="T19" style:family="text">
      <style:text-properties officeooo:rsid="002d47b3"/>
    </style:style>
    <style:style style:name="T20" style:family="text">
      <style:text-properties officeooo:rsid="00305efe"/>
    </style:style>
    <style:style style:name="T21" style:family="text">
      <style:text-properties officeooo:rsid="0030b7c7"/>
    </style:style>
    <style:style style:name="T22" style:family="text">
      <style:text-properties officeooo:rsid="0030e79a"/>
    </style:style>
    <style:style style:name="T23" style:family="text">
      <style:text-properties officeooo:rsid="003231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azyApe Zusammenfassung</text:p>
      <text:p text:style-name="P8"/>
      <text:p text:style-name="P1">Anleitung:</text:p>
      <text:p text:style-name="P3">Das Spiel CrazyApe ist ein Survivalgame, bei dem der Spieler zu Beginn fünf leben besitzt und drei Bananen sammel muss. Der Spieler ist ein Affe im Urwald, der von seinem Zuhause auf eine Lichtung gehen muss um Bananen für das Abendessen zu sammeln.</text:p>
      <text:p text:style-name="P5">Um die Bananen sammeln zu können muss der Spieler Bananenbäumen <text:span text:style-name="T2">und</text:span> fliegen<text:span text:style-name="T3">den</text:span> Braune<text:span text:style-name="T4">n</text:span> und Rote<text:span text:style-name="T4">n</text:span> Kokosnüsse, die dem Spieler ein beziehungsweise drei Leben abziehen, <text:span text:style-name="T2">ausweichen</text:span>. <text:span text:style-name="T1">Skorpione, die ebenfalls zufällig über das Spielfeld laufen können genauso </text:span><text:span text:style-name="T4">L</text:span><text:span text:style-name="T1">eben abziehen.</text:span></text:p>
      <text:p text:style-name="P7">Als Endboss schleicht ein Tiger über die Lichtung, <text:span text:style-name="T5">welcher </text:span>den Spieler <text:span text:style-name="T5">sofort tötet wenn er ihn erwischt </text:span><text:span text:style-name="T6">und das Spiel dadurch direkt beendet.</text:span><text:span text:style-name="T5"> </text:span></text:p>
      <text:p text:style-name="P6">Es gibt ein Herz das der Spieler sammeln kann um wieder ein Leben mehr zu erhalten.</text:p>
      <text:p text:style-name="P6">Ziel des Spiels ist es, dass der Affe mit mindestens drei Bananen zu seinem Heim zurückkehrt. Dann hat der Spieler gewonnen!</text:p>
      <text:p text:style-name="P6"/>
      <text:p text:style-name="P2">Umsetzung:</text:p>
      <text:p text:style-name="P9">siehe Klassendiagramm!</text:p>
      <text:p text:style-name="P9"/>
      <text:p text:style-name="P10"><text:span text:style-name="T18">Team </text:span><text:span text:style-name="T17">Aufteilung:</text:span></text:p>
      <text:p text:style-name="P12">Den größten Teil der Umsetzung haben wir im Team besprochen und dar<text:span text:style-name="T9">a</text:span>ufhin gemeinsam implementiert. Jeder hat sich verschiedene Tutorials zu Graphischer Oberfläche, Buttons und Zufällige Erzeugung von Fliegenden Objekten angeschaut. <text:span text:style-name="T9">Diese wurden dann vom jeweiligen Teammitglied in einer Testumgebung </text:span><text:span text:style-name="T20">realisiert</text:span><text:span text:style-name="T9"> und nach korrekter Konfiguration </text:span><text:span text:style-name="T10">wieder gemeinsam im Team</text:span><text:span text:style-name="T9"> auf unser Spiel übertragen </text:span><text:span text:style-name="T10">und implementiert.</text:span></text:p>
      <text:p text:style-name="P11"/>
      <text:p text:style-name="P11"><text:span text:style-name="T12">Die </text:span><text:span text:style-name="T11">Grobe Aufteilung </text:span><text:span text:style-name="T13">sah</text:span><text:span text:style-name="T11"> im Nachhinein </text:span><text:span text:style-name="T13">so aus</text:span><text:span text:style-name="T11">:</text:span></text:p>
      <text:p text:style-name="P16">(Wobei jeder jedem geholfen und unterstützt hat <text:span text:style-name="T19">und sich somit die „Grenzen“ überschneiden</text:span>)</text:p>
      <text:p text:style-name="P15"/>
      <text:p text:style-name="P17"><text:span text:style-name="T7">Birk Henrik:<text:tab/><text:tab/>-<text:tab/></text:span><text:span text:style-name="T8">Erstellen aller Klassen &amp; Header</text:span></text:p>
      <text:p text:style-name="P13"><text:tab/><text:tab/><text:tab/>-<text:tab/>Collision</text:p>
      <text:p text:style-name="P13"><text:tab/><text:tab/><text:tab/>-<text:tab/>Menu incl. Buttons</text:p>
      <text:p text:style-name="P13">Eckerle Jan:<text:tab/><text:tab/>-<text:tab/><text:span text:style-name="T14">Bildbearbeitung</text:span></text:p>
      <text:p text:style-name="P13"><text:tab/><text:tab/><text:tab/>-<text:tab/>Gui incl. Spieler &amp; Tiere</text:p>
      <text:p text:style-name="P13"><text:tab/><text:tab/><text:tab/>-<text:tab/>Spielauswertung</text:p>
      <text:p text:style-name="P14">Gegg Patrick:<text:tab/>-<text:tab/>Fliegende Objekte <text:span text:style-name="T21">incl. </text:span>Funktionen für Zufall</text:p>
      <text:p text:style-name="P14"><text:span text:style-name="T16"><text:tab/><text:tab/><text:tab/>-<text:tab/>Spielfeld</text:span><text:span text:style-name="T15">grenzen</text:span></text:p>
      <text:p text:style-name="P14"><text:tab/><text:tab/><text:tab/>-<text:tab/><text:span text:style-name="T21">Klassendiagramm </text:span><text:span text:style-name="T22">mit</text:span><text:span text:style-name="T21"> Orga </text:span><text:span text:style-name="T22">&amp; </text:span><text:span text:style-name="T23">Code </text:span><text:span text:style-name="T22">Bugfix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0:40:53.287000000</meta:creation-date>
    <dc:date>2022-07-22T11:33:03.911000000</dc:date>
    <meta:editing-duration>PT41M14S</meta:editing-duration>
    <meta:editing-cycles>37</meta:editing-cycles>
    <meta:generator>LibreOffice/7.2.6.2$Windows_X86_64 LibreOffice_project/b0ec3a565991f7569a5a7f5d24fed7f52653d754</meta:generator>
    <meta:document-statistic meta:table-count="0" meta:image-count="0" meta:object-count="0" meta:page-count="2" meta:paragraph-count="22" meta:word-count="267" meta:character-count="1793" meta:non-whitespace-character-count="1527"/>
  </office:meta>
</office:document-meta>
</file>